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126.85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ApplicationProfil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Malloc cycles</text:p>
          </table:table-cell>
          <table:table-cell office:value-type="string" calcext:value-type="string">
            <text:p>Free cycles</text:p>
          </table:table-cell>
          <table:table-cell office:value-type="string" calcext:value-type="string">
            <text:p>Outside cycles</text:p>
          </table:table-cell>
          <table:table-cell office:value-type="string" calcext:value-type="string">
            <text:p>frag at LMF</text:p>
          </table:table-cell>
          <table:table-cell office:value-type="string" calcext:value-type="string">
            <text:p><text:s/>LMF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FL-Re</text:p>
          </table:table-cell>
          <table:table-cell office:value-type="float" office:value="395744" calcext:value-type="float">
            <text:p>395744</text:p>
          </table:table-cell>
          <table:table-cell office:value-type="float" office:value="1469716" calcext:value-type="float">
            <text:p>1469716</text:p>
          </table:table-cell>
          <table:table-cell office:value-type="float" office:value="5210510" calcext:value-type="float">
            <text:p>5210510</text:p>
          </table:table-cell>
          <table:table-cell table:style-name="ce1" office:value-type="string" calcext:value-type="string">
            <text:p>78.108%</text:p>
          </table:table-cell>
          <table:table-cell office:value-type="float" office:value="35944" calcext:value-type="float">
            <text:p>35944</text:p>
          </table:table-cell>
          <table:table-cell office:value-type="float" office:value="2335066" calcext:value-type="float">
            <text:p>2335066</text:p>
          </table:table-cell>
        </table:table-row>
        <table:table-row table:style-name="ro1">
          <table:table-cell office:value-type="string" calcext:value-type="string">
            <text:p>BMP-Re</text:p>
          </table:table-cell>
          <table:table-cell office:value-type="float" office:value="60475720" calcext:value-type="float">
            <text:p>60475720</text:p>
          </table:table-cell>
          <table:table-cell office:value-type="float" office:value="485662" calcext:value-type="float">
            <text:p>485662</text:p>
          </table:table-cell>
          <table:table-cell office:value-type="float" office:value="5210013" calcext:value-type="float">
            <text:p>5210013</text:p>
          </table:table-cell>
          <table:table-cell table:style-name="ce1" office:value-type="string" calcext:value-type="string">
            <text:p>96.659%</text:p>
          </table:table-cell>
          <table:table-cell office:value-type="float" office:value="235524" calcext:value-type="float">
            <text:p>235524</text:p>
          </table:table-cell>
          <table:table-cell office:value-type="float" office:value="62392528" calcext:value-type="float">
            <text:p>62392528</text:p>
          </table:table-cell>
        </table:table-row>
        <table:table-row table:style-name="ro1">
          <table:table-cell office:value-type="string" calcext:value-type="string">
            <text:p>B-Re</text:p>
          </table:table-cell>
          <table:table-cell office:value-type="float" office:value="50231938" calcext:value-type="float">
            <text:p>50231938</text:p>
          </table:table-cell>
          <table:table-cell office:value-type="float" office:value="565385" calcext:value-type="float">
            <text:p>565385</text:p>
          </table:table-cell>
          <table:table-cell office:value-type="float" office:value="5210435" calcext:value-type="float">
            <text:p>5210435</text:p>
          </table:table-cell>
          <table:table-cell table:style-name="ce1" office:value-type="string" calcext:value-type="string">
            <text:p>96.737%</text:p>
          </table:table-cell>
          <table:table-cell office:value-type="float" office:value="241160" calcext:value-type="float">
            <text:p>241160</text:p>
          </table:table-cell>
          <table:table-cell office:value-type="float" office:value="52292599" calcext:value-type="float">
            <text:p>5229259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 size </text:p>
          </table:table-cell>
          <table:table-cell office:value-type="string" calcext:value-type="string">
            <text:p>384 K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MP minimum grainsize</text:p>
          </table:table-cell>
          <table:table-cell office:value-type="string" calcext:value-type="string">
            <text:p>256 by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ddy system min bits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SON</text:p>
          </table:table-cell>
          <table:table-cell office:value-type="string" calcext:value-type="string">
            <text:p>WALKING_DEAD_SHOR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14:26:29.873553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18T15:44:15.807756687</dc:date>
    <meta:editing-duration>PT57M13S</meta:editing-duration>
    <meta:editing-cycles>10</meta:editing-cycles>
    <meta:document-statistic meta:table-count="1" meta:cell-count="36" meta:object-count="0"/>
  </office:meta>
</office:document-meta>
</file>